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sica VI-Teorica <text:s text:c="3"/><text:tab/>21/08/2105</text:p>
      <text:p text:style-name="Standard">Professor Arruda</text:p>
      <text:p text:style-name="Standard">Aula 1</text:p>
      <text:p text:style-name="Standard"/>
      <text:p text:style-name="Standard"/>
      <text:p text:style-name="Standard"/>
      <text:p text:style-name="Standard">Elasticidade:</text:p>
      <text:p text:style-name="Standard"><text:tab/>E a propriedade pela qualum corpo retorna ao seu estado e forma iniciais quando as forcas que o </text:p>
      <text:p text:style-name="Standard">deformao sao suprimidas.</text:p>
      <text:p text:style-name="Standard"/>
      <text:p text:style-name="Standard">Tensao:</text:p>
      <text:p text:style-name="Standard"><text:tab/></text:p>
      <text:p text:style-name="Standard"/>
      <text:p text:style-name="Standard">Deformacao:</text:p>
      <text:p text:style-name="Standard"/>
      <text:p text:style-name="Standard"/>
      <text:p text:style-name="Standard">Modulo de elasticidade:</text:p>
      <text:p text:style-name="Standard"/>
      <text:p text:style-name="Standard"/>
      <text:p text:style-name="Standard">Modulo de elasticidade volumetrica:</text:p>
      <text:p text:style-name="Standard"/>
      <text:p text:style-name="Standard"/>
      <text:p text:style-name="Standard">Modulo de elasticidade transversal:</text:p>
      <text:p text:style-name="Standard"/>
      <text:p text:style-name="Standard"/>
      <text:p text:style-name="Standard">Cisalhamento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rol</meta:initial-creator>
    <meta:creation-date>2015-08-21T16:43:37</meta:creation-date>
    <dc:date>2015-08-21T16:53:35</dc:date>
    <dc:creator>Andre Korol</dc:creator>
    <meta:editing-duration>PT00H10M00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43" meta:character-count="313"/>
  </office:meta>
</office:document-meta>
</file>